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74.66pt"/>
    </style:style>
    <style:style style:name="co3" style:family="table-column">
      <style:table-column-properties fo:break-before="auto" style:column-width="14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bold" style:font-size-asian="11pt" style:font-style-asian="normal" style:font-weight-asian="bold" style:font-name-complex="&quot;Helvetica Neue&quot;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Ejempl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</text:p>
          </table:table-cell>
          <table:table-cell table:style-name="ce1" office:value-type="string" calcext:value-type="string">
            <text:p>Se usa para asignar un valor a cualquier variable</text:p>
          </table:table-cell>
          <table:table-cell table:style-name="ce2" office:value-type="string" calcext:value-type="string">
            <text:p>a = 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lacionales</text:p>
          </table:table-cell>
          <table:table-cell table:style-name="ce1" office:value-type="string" calcext:value-type="string">
            <text:p>Estos operadores se utilizan para verificar relaciones como igualdad, mayor que, menor que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! =, No igual 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gual a : ==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o igual a : !=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&gt; : mayor que - &lt; : menos que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ritméticos</text:p>
          </table:table-cell>
          <table:table-cell table:style-name="ce1" office:value-type="string" calcext:value-type="string">
            <text:p>operaciones aritméticas simples en tipos de datos primitivos</text:p>
          </table:table-cell>
          <table:table-cell table:style-name="ce2" office:value-type="string" calcext:value-type="string">
            <text:p>/: División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Resta : - </text:p>
          </table:table-cell>
          <table:table-cell table:style-name="ce2" office:value-type="string" calcext:value-type="string">
            <text:p>a - b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*: Multiplicación</text:p>
          </table:table-cell>
          <table:table-cell table:style-name="ce2" office:value-type="string" calcext:value-type="string">
            <text:p>a * b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/: División</text:p>
          </table:table-cell>
          <table:table-cell table:style-name="ce2" office:value-type="string" calcext:value-type="string">
            <text:p>a / b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Adición : +</text:p>
          </table:table-cell>
          <table:table-cell table:style-name="ce2" office:value-type="string" calcext:value-type="string">
            <text:p>a + b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unarios</text:p>
          </table:table-cell>
          <table:table-cell table:style-name="ce1" office:value-type="string" calcext:value-type="string">
            <text:p>Se usan para incrementar, disminuir o negar un valor</text:p>
          </table:table-cell>
          <table:table-cell table:style-name="ce2" office:value-type="string" calcext:value-type="string">
            <text:p>=++: Operador de incremen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–: Unario menos, utilizado para negar los valores.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+: Unario más, usado para dar valores positivos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++: Operador de incremento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ogicos</text:p>
          </table:table-cell>
          <table:table-cell table:style-name="ce7" office:value-type="string" calcext:value-type="string">
            <text:p>Estos operadores se utilizan para realizar operaciones “lógicas AND” y “lógicas OR”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&amp;&amp;, AND : devuelve verdadero cuando ambas condiciones son verdaderas.</text:p>
          </table:table-cell>
          <table:table-cell table:style-name="ce2" office:value-type="string" calcext:value-type="string">
            <text:p>if (a&lt;b &amp;&amp; b&gt;c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|| , O : devuelve verdadero si al menos una condición es verdader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ernario</text:p>
          </table:table-cell>
          <table:table-cell table:style-name="ce1" office:value-type="string" calcext:value-type="string">
            <text:p>versión abreviada de la declaración if-else</text:p>
          </table:table-cell>
          <table:table-cell table:style-name="ce2" office:value-type="string" calcext:value-type="string">
            <text:p>La declaración anterior significa que si la condición se evalúa como verdadera, entonces ejecuta las instrucciones después del ‘?‘ de lo contrario, ejecuta las instrucciones después de ‘:‘.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"/>
          <table:table-cell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bit a bit</text:p>
          </table:table-cell>
          <table:table-cell table:style-name="ce1" office:value-type="string" calcext:value-type="string">
            <text:p>a nivel de bits se utilizan para realizar la manipulación de bits individuales de un número</text:p>
          </table:table-cell>
          <table:table-cell table:style-name="ce2" office:value-type="string" calcext:value-type="string">
            <text:p>&amp;, Operador bit a bit AND: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1" office:value-type="string" calcext:value-type="string">
            <text:p>&lt;&lt;, operador de desplazamiento a la izquierd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1" office:value-type="string" calcext:value-type="string">
            <text:p>se usa para verificar el tipo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ia bibliografic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www.programiz.com/java-programming/operators" xlink:type="simple">https://www.programiz.com/java-programming/operators</text:a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s://javadesdecero.es/basico/operadores-en-java-ejemplos/" xlink:type="simple">https://javadesdecero.es/basico/operadores-en-java-ejemplos/</text:a>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